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e8fe4" officeooo:paragraph-rsid="000e8fe4"/>
    </style:style>
    <style:style style:name="P2" style:family="paragraph" style:parent-style-name="Standard">
      <style:text-properties officeooo:rsid="0010401e" officeooo:paragraph-rsid="0010401e"/>
    </style:style>
    <style:style style:name="P3" style:family="paragraph" style:parent-style-name="Standard">
      <style:text-properties officeooo:rsid="0010ae21" officeooo:paragraph-rsid="0010ae21"/>
    </style:style>
    <style:style style:name="P4" style:family="paragraph" style:parent-style-name="Standard">
      <style:text-properties officeooo:rsid="0012a5a6" officeooo:paragraph-rsid="0012a5a6"/>
    </style:style>
    <style:style style:name="P5" style:family="paragraph" style:parent-style-name="Standard">
      <style:text-properties officeooo:rsid="00148a12" officeooo:paragraph-rsid="00148a12"/>
    </style:style>
    <style:style style:name="P6" style:family="paragraph" style:parent-style-name="Standard">
      <style:text-properties officeooo:rsid="00148a12" officeooo:paragraph-rsid="00148a12"/>
    </style:style>
    <style:style style:name="P7" style:family="paragraph" style:parent-style-name="Standard">
      <style:text-properties officeooo:rsid="001527f1" officeooo:paragraph-rsid="001527f1"/>
    </style:style>
    <style:style style:name="T1" style:family="text">
      <style:text-properties officeooo:rsid="00148a1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urs C++</text:p>
      <text:p text:style-name="P1">moins de bibliothèques, il y en a des standards. </text:p>
      <text:p text:style-name="P1"># : parler au préprocesseur</text:p>
      <text:p text:style-name="P1">il faut préciser les types, </text:p>
      <text:p text:style-name="P1"/>
      <text:p text:style-name="P2">compiler : g++ nomdufichier -o nom du fichier de sortie</text:p>
      <text:p text:style-name="P2">./test → va avoir pour effet d’executer le fichier, ici le fichier test</text:p>
      <text:p text:style-name="P2"/>
      <text:p text:style-name="P2">pour atteindre ce qui est dans une bibliothèque : on fait std:: et cela peu importe de où ça vient </text:p>
      <text:p text:style-name="P3">foction pour print : &lt; &lt; </text:p>
      <text:p text:style-name="P3">chaines de caractère en c++ : “ ” </text:p>
      <text:p text:style-name="P3">‘ ‘ : c’est des entiers.</text:p>
      <text:p text:style-name="P3">Fin d’une chaine de caractère : ‘\n’</text:p>
      <text:p text:style-name="P4">il écrase si on remet le même non-respect</text:p>
      <text:p text:style-name="P4"/>
      <text:p text:style-name="P4">chaine de caractères : finit toujours pas un ‘\0’, ‘abc’ est donc composé de 4 caractères. <text:span text:style-name="T1">C’est un tableau de char, toujours qqchose comme ça. </text:span></text:p>
      <text:p text:style-name="P4"/>
      <text:p text:style-name="P4">Main (int argc, char* argv[])</text:p>
      <text:p text:style-name="P4">(le premier est une chaine de caractère, char* est l’adresse de la première valeur et argv[] est donc la chaine de caractère).</text:p>
      <text:p text:style-name="P4"/>
      <text:p text:style-name="P5">Déclaration et définition :</text:p>
      <text:p text:style-name="P5">int N ;</text:p>
      <text:p text:style-name="P5">int main(){</text:p>
      <text:p text:style-name="P5">int i=12 ;</text:p>
      <text:p text:style-name="P5"/>
      <text:p text:style-name="P7">différence entre class et struct : class a tout en public, et struct permet de mettre des choses en private, mais auquel on peut accéder si on donne des class friend. Les class que on note comme friend les autorise à utiliser les fonctions</text:p>
      <text:p text:style-name="P7">si on a l’adresse, on met une flèche pour déréférencer.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8T15:38:00.219068307</meta:creation-date>
    <dc:date>2026-01-06T22:44:29.662054836</dc:date>
    <meta:editing-duration>PT16H33M27S</meta:editing-duration>
    <meta:editing-cycles>6</meta:editing-cycles>
    <meta:generator>LibreOffice/7.6.3.2$MacOSX_X86_64 LibreOffice_project/29d686fea9f6705b262d369fede658f824154cc0</meta:generator>
    <meta:document-statistic meta:table-count="0" meta:image-count="0" meta:object-count="0" meta:page-count="1" meta:paragraph-count="21" meta:word-count="217" meta:character-count="1147" meta:non-whitespace-character-count="944"/>
  </office:meta>
</office:document-meta>
</file>